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actions_per_second_no_timeout" table:style-name="ta1">
        <table:shapes>
          <draw:frame draw:z-index="0" draw:style-name="gr1" draw:text-style-name="P1" svg:width="6.2945in" svg:height="3.5449in" svg:x="10.4642in" svg:y="1.9134in">
            <draw:object draw:notify-on-update-of-ranges="transactions_per_second_no_timeout.I2:transactions_per_second_no_timeout.K2 transactions_per_second_no_timeout.H3:transactions_per_second_no_timeout.H3 transactions_per_second_no_timeout.I3:transactions_per_second_no_timeout.K3 transactions_per_second_no_timeout.H4:transactions_per_second_no_timeout.H4 transactions_per_second_no_timeout.I4:transactions_per_second_no_timeout.K4 transactions_per_second_no_timeout.H5:transactions_per_second_no_timeout.H5 transactions_per_second_no_timeout.I5:transactions_per_second_no_timeout.K5 transactions_per_second_no_timeout.H6:transactions_per_second_no_timeout.H6 transactions_per_second_no_timeout.I6:transactions_per_second_no_timeout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043in" svg:y="6.2374in">
            <draw:object draw:notify-on-update-of-ranges="transactions_per_second_no_timeout.F36:transactions_per_second_no_timeout.F36 transactions_per_second_no_timeout.G36:transactions_per_second_no_timeout.I36 transactions_per_second_no_timeout.F37:transactions_per_second_no_timeout.F37 transactions_per_second_no_timeout.G37:transactions_per_second_no_timeout.I37 transactions_per_second_no_timeout.F38:transactions_per_second_no_timeout.F38 transactions_per_second_no_timeout.G38:transactions_per_second_no_timeout.I38 transactions_per_second_no_timeout.F39:transactions_per_second_no_timeout.F39 transactions_per_second_no_timeout.G39:transactions_per_second_no_timeout.I39 transactions_per_second_no_timeout.F40:transactions_per_second_no_timeout.F40 transactions_per_second_no_timeout.G40:transactions_per_second_no_timeout.I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transactions_per_second</text:p>
          </table:table-cell>
          <table:table-cell office:value-type="string" calcext:value-type="string">
            <text:p>failed_transactions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rializable_1000_a0_b0</text:p>
          </table:table-cell>
          <table:table-cell office:value-type="float" office:value="200.846798290618" calcext:value-type="float">
            <text:p>200.846798290618</text:p>
          </table:table-cell>
          <table:table-cell office:value-type="float" office:value="1430" calcext:value-type="float">
            <text:p>1430</text:p>
          </table:table-cell>
          <table:table-cell table:number-columns-repeated="3"/>
          <table:table-cell office:value-type="string" calcext:value-type="string">
            <text:p>break position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REPEATABLE READ</text:p>
          </table:table-cell>
          <table:table-cell office:value-type="string" calcext:value-type="string">
            <text:p>READ COMM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ializable_1000_a0_b1</text:p>
          </table:table-cell>
          <table:table-cell office:value-type="float" office:value="229.1872190974" calcext:value-type="float">
            <text:p>229.1872190974</text:p>
          </table:table-cell>
          <table:table-cell office:value-type="float" office:value="1343" calcext:value-type="float">
            <text:p>1343</text:p>
          </table:table-cell>
          <table:table-cell table:number-columns-repeated="3"/>
          <table:table-cell office:value-type="string" calcext:value-type="string">
            <text:p>break position 0</text:p>
          </table:table-cell>
          <table:table-cell table:formula="of:=[.C7]" office:value-type="float" office:value="76.2997854378416" calcext:value-type="float">
            <text:p>76.2997854378416</text:p>
          </table:table-cell>
          <table:table-cell table:formula="of:=[.C17]" office:value-type="float" office:value="66.7110824818206" calcext:value-type="float">
            <text:p>66.7110824818206</text:p>
          </table:table-cell>
          <table:table-cell table:formula="of:=[.C27]" office:value-type="float" office:value="9.71689468504884" calcext:value-type="float">
            <text:p>9.71689468504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ializable_1000_a0_b2</text:p>
          </table:table-cell>
          <table:table-cell office:value-type="float" office:value="215.0387711436" calcext:value-type="float">
            <text:p>215.0387711436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string" calcext:value-type="string">
            <text:p>break position 1</text:p>
          </table:table-cell>
          <table:table-cell table:formula="of:=[.C8]" office:value-type="float" office:value="66.2583002298151" calcext:value-type="float">
            <text:p>66.2583002298151</text:p>
          </table:table-cell>
          <table:table-cell table:formula="of:=[.C18]" office:value-type="float" office:value="38.4608840402574" calcext:value-type="float">
            <text:p>38.4608840402574</text:p>
          </table:table-cell>
          <table:table-cell table:formula="of:=[.C28]" office:value-type="float" office:value="18.4532975920906" calcext:value-type="float">
            <text:p>18.4532975920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ializable_1000_a0_b3</text:p>
          </table:table-cell>
          <table:table-cell office:value-type="float" office:value="118.134766231229" calcext:value-type="float">
            <text:p>118.134766231229</text:p>
          </table:table-cell>
          <table:table-cell office:value-type="float" office:value="1431" calcext:value-type="float">
            <text:p>1431</text:p>
          </table:table-cell>
          <table:table-cell table:number-columns-repeated="3"/>
          <table:table-cell office:value-type="string" calcext:value-type="string">
            <text:p>break position 2</text:p>
          </table:table-cell>
          <table:table-cell table:formula="of:=[.C9]" office:value-type="float" office:value="74.2738828972419" calcext:value-type="float">
            <text:p>74.2738828972419</text:p>
          </table:table-cell>
          <table:table-cell table:formula="of:=[.C19]" office:value-type="float" office:value="106.310203332184" calcext:value-type="float">
            <text:p>106.310203332184</text:p>
          </table:table-cell>
          <table:table-cell table:formula="of:=[.C29]" office:value-type="float" office:value="34.894771736877" calcext:value-type="float">
            <text:p>34.894771736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ializable_1000_a0_b4</text:p>
          </table:table-cell>
          <table:table-cell office:value-type="float" office:value="146.958416667873" calcext:value-type="float">
            <text:p>146.958416667873</text:p>
          </table:table-cell>
          <table:table-cell office:value-type="float" office:value="1452" calcext:value-type="float">
            <text:p>1452</text:p>
          </table:table-cell>
          <table:table-cell table:number-columns-repeated="3"/>
          <table:table-cell office:value-type="string" calcext:value-type="string">
            <text:p>break position 3</text:p>
          </table:table-cell>
          <table:table-cell table:formula="of:=[.C10]" office:value-type="float" office:value="76.7145157811952" calcext:value-type="float">
            <text:p>76.7145157811952</text:p>
          </table:table-cell>
          <table:table-cell table:formula="of:=[.C20]" office:value-type="float" office:value="53.5948159851268" calcext:value-type="float">
            <text:p>53.5948159851268</text:p>
          </table:table-cell>
          <table:table-cell table:formula="of:=[.C30]" office:value-type="float" office:value="7.21833820235669" calcext:value-type="float">
            <text:p>7.21833820235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ializable_1000_a1_b0</text:p>
          </table:table-cell>
          <table:table-cell office:value-type="float" office:value="76.2997854378416" calcext:value-type="float">
            <text:p>76.2997854378416</text:p>
          </table:table-cell>
          <table:table-cell office:value-type="float" office:value="1446" calcext:value-type="float">
            <text:p>1446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ializable_1000_a1_b1</text:p>
          </table:table-cell>
          <table:table-cell office:value-type="float" office:value="66.2583002298151" calcext:value-type="float">
            <text:p>66.2583002298151</text:p>
          </table:table-cell>
          <table:table-cell office:value-type="float" office:value="1483" calcext:value-type="float">
            <text:p>148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ializable_1000_a1_b2</text:p>
          </table:table-cell>
          <table:table-cell office:value-type="float" office:value="74.2738828972419" calcext:value-type="float">
            <text:p>74.2738828972419</text:p>
          </table:table-cell>
          <table:table-cell office:value-type="float" office:value="1401" calcext:value-type="float">
            <text:p>14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ializable_1000_a1_b3</text:p>
          </table:table-cell>
          <table:table-cell office:value-type="float" office:value="76.7145157811952" calcext:value-type="float">
            <text:p>76.7145157811952</text:p>
          </table:table-cell>
          <table:table-cell office:value-type="float" office:value="1428" calcext:value-type="float">
            <text:p>14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rializable_1000_a1_b4</text:p>
          </table:table-cell>
          <table:table-cell office:value-type="float" office:value="36.4578679295863" calcext:value-type="float">
            <text:p>36.4578679295863</text:p>
          </table:table-cell>
          <table:table-cell office:value-type="float" office:value="1541" calcext:value-type="float">
            <text:p>154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eatable_read_1000_a0_b0</text:p>
          </table:table-cell>
          <table:table-cell office:value-type="float" office:value="50.8691032967146" calcext:value-type="float">
            <text:p>50.8691032967146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peatable_read_1000_a0_b1</text:p>
          </table:table-cell>
          <table:table-cell office:value-type="float" office:value="82.7818251283441" calcext:value-type="float">
            <text:p>82.7818251283441</text:p>
          </table:table-cell>
          <table:table-cell office:value-type="float" office:value="1423" calcext:value-type="float">
            <text:p>142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eatable_read_1000_a0_b2</text:p>
          </table:table-cell>
          <table:table-cell office:value-type="float" office:value="27.6635243773717" calcext:value-type="float">
            <text:p>27.6635243773717</text:p>
          </table:table-cell>
          <table:table-cell office:value-type="float" office:value="1364" calcext:value-type="float">
            <text:p>136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peatable_read_1000_a0_b3</text:p>
          </table:table-cell>
          <table:table-cell office:value-type="float" office:value="101.24836665082" calcext:value-type="float">
            <text:p>101.24836665082</text:p>
          </table:table-cell>
          <table:table-cell office:value-type="float" office:value="1173" calcext:value-type="float">
            <text:p>117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peatable_read_1000_a0_b4</text:p>
          </table:table-cell>
          <table:table-cell office:value-type="float" office:value="48.3772666856904" calcext:value-type="float">
            <text:p>48.3772666856904</text:p>
          </table:table-cell>
          <table:table-cell office:value-type="float" office:value="1231" calcext:value-type="float">
            <text:p>123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peatable_read_1000_a1_b0</text:p>
          </table:table-cell>
          <table:table-cell office:value-type="float" office:value="66.7110824818206" calcext:value-type="float">
            <text:p>66.7110824818206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peatable_read_1000_a1_b1</text:p>
          </table:table-cell>
          <table:table-cell office:value-type="float" office:value="38.4608840402574" calcext:value-type="float">
            <text:p>38.4608840402574</text:p>
          </table:table-cell>
          <table:table-cell office:value-type="float" office:value="1132" calcext:value-type="float">
            <text:p>113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peatable_read_1000_a1_b2</text:p>
          </table:table-cell>
          <table:table-cell office:value-type="float" office:value="106.310203332184" calcext:value-type="float">
            <text:p>106.310203332184</text:p>
          </table:table-cell>
          <table:table-cell office:value-type="float" office:value="1179" calcext:value-type="float">
            <text:p>117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peatable_read_1000_a1_b3</text:p>
          </table:table-cell>
          <table:table-cell office:value-type="float" office:value="53.5948159851268" calcext:value-type="float">
            <text:p>53.5948159851268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peatable_read_1000_a1_b4</text:p>
          </table:table-cell>
          <table:table-cell office:value-type="float" office:value="16.7027035955753" calcext:value-type="float">
            <text:p>16.7027035955753</text:p>
          </table:table-cell>
          <table:table-cell office:value-type="float" office:value="1457" calcext:value-type="float">
            <text:p>145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d_committed_1000_a0_b0</text:p>
          </table:table-cell>
          <table:table-cell office:value-type="float" office:value="15.805270237531" calcext:value-type="float">
            <text:p>15.805270237531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ad_committed_1000_a0_b1</text:p>
          </table:table-cell>
          <table:table-cell office:value-type="float" office:value="25.3256359376111" calcext:value-type="float">
            <text:p>25.3256359376111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d_committed_1000_a0_b2</text:p>
          </table:table-cell>
          <table:table-cell office:value-type="float" office:value="15.7419419790458" calcext:value-type="float">
            <text:p>15.7419419790458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ad_committed_1000_a0_b3</text:p>
          </table:table-cell>
          <table:table-cell office:value-type="float" office:value="18.6080776474312" calcext:value-type="float">
            <text:p>18.6080776474312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ad_committed_1000_a0_b4</text:p>
          </table:table-cell>
          <table:table-cell office:value-type="float" office:value="16.5929601778734" calcext:value-type="float">
            <text:p>16.5929601778734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ad_committed_1000_a1_b0</text:p>
          </table:table-cell>
          <table:table-cell office:value-type="float" office:value="9.71689468504884" calcext:value-type="float">
            <text:p>9.71689468504884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ad_committed_1000_a1_b1</text:p>
          </table:table-cell>
          <table:table-cell office:value-type="float" office:value="18.4532975920906" calcext:value-type="float">
            <text:p>18.4532975920906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ad_committed_1000_a1_b2</text:p>
          </table:table-cell>
          <table:table-cell office:value-type="float" office:value="34.894771736877" calcext:value-type="float">
            <text:p>34.894771736877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ad_committed_1000_a1_b3</text:p>
          </table:table-cell>
          <table:table-cell office:value-type="float" office:value="7.21833820235669" calcext:value-type="float">
            <text:p>7.21833820235669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_committed_1000_a1_b4</text:p>
          </table:table-cell>
          <table:table-cell office:value-type="float" office:value="8.68700559462001" calcext:value-type="float">
            <text:p>8.68700559462001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reak position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REPEATABLE READ</text:p>
          </table:table-cell>
          <table:table-cell office:value-type="string" calcext:value-type="string">
            <text:p>READ COMMIT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eak position 0</text:p>
          </table:table-cell>
          <table:table-cell table:formula="of:=[.D7]" office:value-type="float" office:value="1446" calcext:value-type="float">
            <text:p>1446</text:p>
          </table:table-cell>
          <table:table-cell table:formula="of:=[.D17]" office:value-type="float" office:value="1160" calcext:value-type="float">
            <text:p>1160</text:p>
          </table:table-cell>
          <table:table-cell table:formula="of:=[.D27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eak position 1</text:p>
          </table:table-cell>
          <table:table-cell table:formula="of:=[.D8]" office:value-type="float" office:value="1483" calcext:value-type="float">
            <text:p>1483</text:p>
          </table:table-cell>
          <table:table-cell table:formula="of:=[.D18]" office:value-type="float" office:value="1132" calcext:value-type="float">
            <text:p>1132</text:p>
          </table:table-cell>
          <table:table-cell table:formula="of:=[.D28]"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eak position 2</text:p>
          </table:table-cell>
          <table:table-cell table:formula="of:=[.D9]" office:value-type="float" office:value="1401" calcext:value-type="float">
            <text:p>1401</text:p>
          </table:table-cell>
          <table:table-cell table:formula="of:=[.D19]" office:value-type="float" office:value="1179" calcext:value-type="float">
            <text:p>1179</text:p>
          </table:table-cell>
          <table:table-cell table:formula="of:=[.D29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eak position 3</text:p>
          </table:table-cell>
          <table:table-cell table:formula="of:=[.D10]" office:value-type="float" office:value="1428" calcext:value-type="float">
            <text:p>1428</text:p>
          </table:table-cell>
          <table:table-cell table:formula="of:=[.D20]" office:value-type="float" office:value="1048" calcext:value-type="float">
            <text:p>1048</text:p>
          </table:table-cell>
          <table:table-cell table:formula="of:=[.D30]" office:value-type="float" office:value="164" calcext:value-type="float">
            <text:p>1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30T21:56:52.035711239</dc:date>
    <meta:editing-duration>PT5H50M16S</meta:editing-duration>
    <meta:editing-cycles>2</meta:editing-cycles>
    <meta:generator>LibreOffice/6.4.6.2$Linux_X86_64 LibreOffice_project/40$Build-2</meta:generator>
    <meta:document-statistic meta:table-count="1" meta:cell-count="1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2.8cm" svg:y="3.456cm" style:legend-expansion="high" chart:style-name="ch2"/>
        <chart:plot-area chart:style-name="ch3" table:cell-range-address="transactions_per_second_no_timeout.H2:transactions_per_second_no_timeout.K6" chart:data-source-has-labels="both" svg:x="1.33cm" svg:y="0.18cm" svg:width="11.151cm" svg:height="8.645cm">
          <chartooo:coordinate-region svg:x="2.137cm" svg:y="0.379cm" svg:width="10.344cm" svg:height="7.799cm"/>
          <chart:axis chart:dimension="x" chart:name="primary-x" chart:style-name="ch4" chartooo:axis-type="auto">
            <chartooo:date-scale/>
            <chart:categories table:cell-range-address="transactions_per_second_no_timeout.I2:transactions_per_second_no_timeout.K2"/>
          </chart:axis>
          <chart:axis chart:dimension="y" chart:name="primary-y" chart:style-name="ch5">
            <chart:title svg:x="0.451cm" svg:y="6.279cm" chart:style-name="ch6">
              <text:p>transactions per second</text:p>
            </chart:title>
            <chart:grid chart:style-name="ch7" chart:class="major"/>
          </chart:axis>
          <chart:series chart:style-name="ch8" chart:values-cell-range-address="transactions_per_second_no_timeout.I3:transactions_per_second_no_timeout.K3" chart:label-cell-address="transactions_per_second_no_timeout.H3:transactions_per_second_no_timeout.H3" chart:class="chart:bar">
            <chart:data-point chart:repeated="3"/>
          </chart:series>
          <chart:series chart:style-name="ch9" chart:values-cell-range-address="transactions_per_second_no_timeout.I4:transactions_per_second_no_timeout.K4" chart:label-cell-address="transactions_per_second_no_timeout.H4:transactions_per_second_no_timeout.H4" chart:class="chart:bar">
            <chart:data-point chart:repeated="3"/>
          </chart:series>
          <chart:series chart:style-name="ch10" chart:values-cell-range-address="transactions_per_second_no_timeout.I5:transactions_per_second_no_timeout.K5" chart:label-cell-address="transactions_per_second_no_timeout.H5:transactions_per_second_no_timeout.H5" chart:class="chart:bar">
            <chart:data-point chart:repeated="3"/>
          </chart:series>
          <chart:series chart:style-name="ch11" chart:values-cell-range-address="transactions_per_second_no_timeout.I6:transactions_per_second_no_timeout.K6" chart:label-cell-address="transactions_per_second_no_timeout.H6:transactions_per_second_no_timeout.H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BLE</text:p>
                <draw:g>
                  <svg:desc>transactions_per_second_no_timeout.I2:transactions_per_second_no_timeout.K2</svg:desc>
                </draw:g>
              </table:table-cell>
              <table:table-cell office:value-type="string">
                <text:p>REPEATABLE READ</text:p>
              </table:table-cell>
              <table:table-cell office:value-type="string">
                <text:p>READ COMMITED</text:p>
              </table:table-cell>
            </table:table-row>
          </table:table-header-rows>
          <table:table-rows>
            <table:table-row>
              <table:table-cell office:value-type="string">
                <text:p>break position 0</text:p>
                <draw:g>
                  <svg:desc>transactions_per_second_no_timeout.H3:transactions_per_second_no_timeout.H3</svg:desc>
                </draw:g>
              </table:table-cell>
              <table:table-cell office:value-type="float" office:value="76.2997854378416">
                <text:p>76.2997854378416</text:p>
                <draw:g>
                  <svg:desc>transactions_per_second_no_timeout.I3:transactions_per_second_no_timeout.K3</svg:desc>
                </draw:g>
              </table:table-cell>
              <table:table-cell office:value-type="float" office:value="66.7110824818206">
                <text:p>66.7110824818206</text:p>
              </table:table-cell>
              <table:table-cell office:value-type="float" office:value="9.71689468504884">
                <text:p>9.71689468504884</text:p>
              </table:table-cell>
            </table:table-row>
            <table:table-row>
              <table:table-cell office:value-type="string">
                <text:p>break position 1</text:p>
                <draw:g>
                  <svg:desc>transactions_per_second_no_timeout.H4:transactions_per_second_no_timeout.H4</svg:desc>
                </draw:g>
              </table:table-cell>
              <table:table-cell office:value-type="float" office:value="66.2583002298151">
                <text:p>66.2583002298151</text:p>
                <draw:g>
                  <svg:desc>transactions_per_second_no_timeout.I4:transactions_per_second_no_timeout.K4</svg:desc>
                </draw:g>
              </table:table-cell>
              <table:table-cell office:value-type="float" office:value="38.4608840402574">
                <text:p>38.4608840402574</text:p>
              </table:table-cell>
              <table:table-cell office:value-type="float" office:value="18.4532975920906">
                <text:p>18.4532975920906</text:p>
              </table:table-cell>
            </table:table-row>
            <table:table-row>
              <table:table-cell office:value-type="string">
                <text:p>break position 2</text:p>
                <draw:g>
                  <svg:desc>transactions_per_second_no_timeout.H5:transactions_per_second_no_timeout.H5</svg:desc>
                </draw:g>
              </table:table-cell>
              <table:table-cell office:value-type="float" office:value="74.2738828972419">
                <text:p>74.2738828972419</text:p>
                <draw:g>
                  <svg:desc>transactions_per_second_no_timeout.I5:transactions_per_second_no_timeout.K5</svg:desc>
                </draw:g>
              </table:table-cell>
              <table:table-cell office:value-type="float" office:value="106.310203332184">
                <text:p>106.310203332184</text:p>
              </table:table-cell>
              <table:table-cell office:value-type="float" office:value="34.894771736877">
                <text:p>34.894771736877</text:p>
              </table:table-cell>
            </table:table-row>
            <table:table-row>
              <table:table-cell office:value-type="string">
                <text:p>break position 3</text:p>
                <draw:g>
                  <svg:desc>transactions_per_second_no_timeout.H6:transactions_per_second_no_timeout.H6</svg:desc>
                </draw:g>
              </table:table-cell>
              <table:table-cell office:value-type="float" office:value="76.7145157811952">
                <text:p>76.7145157811952</text:p>
                <draw:g>
                  <svg:desc>transactions_per_second_no_timeout.I6:transactions_per_second_no_timeout.K6</svg:desc>
                </draw:g>
              </table:table-cell>
              <table:table-cell office:value-type="float" office:value="53.5948159851268">
                <text:p>53.5948159851268</text:p>
              </table:table-cell>
              <table:table-cell office:value-type="float" office:value="7.21833820235669">
                <text:p>7.21833820235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454cm" style:legend-expansion="high" chart:style-name="ch2"/>
        <chart:plot-area chart:style-name="ch3" table:cell-range-address="transactions_per_second_no_timeout.F36:transactions_per_second_no_timeout.I40" chart:data-source-has-labels="both" svg:x="1.331cm" svg:y="0.18cm" svg:width="11.16cm" svg:height="8.64cm">
          <chartooo:coordinate-region svg:x="2.323cm" svg:y="0.379cm" svg:width="10.168cm" svg:height="7.794cm"/>
          <chart:axis chart:dimension="x" chart:name="primary-x" chart:style-name="ch4" chartooo:axis-type="auto">
            <chartooo:date-scale/>
            <chart:categories table:cell-range-address="transactions_per_second_no_timeout.G36:transactions_per_second_no_timeout.I36"/>
          </chart:axis>
          <chart:axis chart:dimension="y" chart:name="primary-y" chart:style-name="ch5">
            <chart:title svg:x="0.451cm" svg:y="5.867cm" chart:style-name="ch6">
              <text:p>failed transactions</text:p>
            </chart:title>
            <chart:grid chart:style-name="ch7" chart:class="major"/>
          </chart:axis>
          <chart:series chart:style-name="ch8" chart:values-cell-range-address="transactions_per_second_no_timeout.G37:transactions_per_second_no_timeout.I37" chart:label-cell-address="transactions_per_second_no_timeout.F37:transactions_per_second_no_timeout.F37" chart:class="chart:bar">
            <chart:data-point chart:repeated="3"/>
          </chart:series>
          <chart:series chart:style-name="ch9" chart:values-cell-range-address="transactions_per_second_no_timeout.G38:transactions_per_second_no_timeout.I38" chart:label-cell-address="transactions_per_second_no_timeout.F38:transactions_per_second_no_timeout.F38" chart:class="chart:bar">
            <chart:data-point chart:repeated="3"/>
          </chart:series>
          <chart:series chart:style-name="ch10" chart:values-cell-range-address="transactions_per_second_no_timeout.G39:transactions_per_second_no_timeout.I39" chart:label-cell-address="transactions_per_second_no_timeout.F39:transactions_per_second_no_timeout.F39" chart:class="chart:bar">
            <chart:data-point chart:repeated="3"/>
          </chart:series>
          <chart:series chart:style-name="ch11" chart:values-cell-range-address="transactions_per_second_no_timeout.G40:transactions_per_second_no_timeout.I40" chart:label-cell-address="transactions_per_second_no_timeout.F40:transactions_per_second_no_timeout.F4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BLE</text:p>
                <draw:g>
                  <svg:desc>transactions_per_second_no_timeout.G36:transactions_per_second_no_timeout.I36</svg:desc>
                </draw:g>
              </table:table-cell>
              <table:table-cell office:value-type="string">
                <text:p>REPEATABLE READ</text:p>
              </table:table-cell>
              <table:table-cell office:value-type="string">
                <text:p>READ COMMITED</text:p>
              </table:table-cell>
            </table:table-row>
          </table:table-header-rows>
          <table:table-rows>
            <table:table-row>
              <table:table-cell office:value-type="string">
                <text:p>break position 0</text:p>
                <draw:g>
                  <svg:desc>transactions_per_second_no_timeout.F37:transactions_per_second_no_timeout.F37</svg:desc>
                </draw:g>
              </table:table-cell>
              <table:table-cell office:value-type="float" office:value="1446">
                <text:p>1446</text:p>
                <draw:g>
                  <svg:desc>transactions_per_second_no_timeout.G37:transactions_per_second_no_timeout.I37</svg:desc>
                </draw:g>
              </table:table-cell>
              <table:table-cell office:value-type="float" office:value="1160">
                <text:p>11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break position 1</text:p>
                <draw:g>
                  <svg:desc>transactions_per_second_no_timeout.F38:transactions_per_second_no_timeout.F38</svg:desc>
                </draw:g>
              </table:table-cell>
              <table:table-cell office:value-type="float" office:value="1483">
                <text:p>1483</text:p>
                <draw:g>
                  <svg:desc>transactions_per_second_no_timeout.G38:transactions_per_second_no_timeout.I38</svg:desc>
                </draw:g>
              </table:table-cell>
              <table:table-cell office:value-type="float" office:value="1132">
                <text:p>113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break position 2</text:p>
                <draw:g>
                  <svg:desc>transactions_per_second_no_timeout.F39:transactions_per_second_no_timeout.F39</svg:desc>
                </draw:g>
              </table:table-cell>
              <table:table-cell office:value-type="float" office:value="1401">
                <text:p>1401</text:p>
                <draw:g>
                  <svg:desc>transactions_per_second_no_timeout.G39:transactions_per_second_no_timeout.I39</svg:desc>
                </draw:g>
              </table:table-cell>
              <table:table-cell office:value-type="float" office:value="1179">
                <text:p>117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break position 3</text:p>
                <draw:g>
                  <svg:desc>transactions_per_second_no_timeout.F40:transactions_per_second_no_timeout.F40</svg:desc>
                </draw:g>
              </table:table-cell>
              <table:table-cell office:value-type="float" office:value="1428">
                <text:p>1428</text:p>
                <draw:g>
                  <svg:desc>transactions_per_second_no_timeout.G40:transactions_per_second_no_timeout.I40</svg:desc>
                </draw:g>
              </table:table-cell>
              <table:table-cell office:value-type="float" office:value="1048">
                <text:p>1048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